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Helvetica, sans-serif, serif, EmojiFont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000000" style:font-name="Calibri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our les envois, il faudrait que par défaut ça mette tous les envois à faire (peu importe le livre). Et en options avancées, choisir le titre du livre, cocher la case envoi individuel ou groupé (grâce au champs d'envoi).</text:span></text:p>
      <text:p text:style-name="P1"><text:span text:style-name="T1">Et il faudrait que la liste apparaisse sous cette forme pour avoir juste à l'imprimer :</text:span></text:p>
      <text:p text:style-name="P1"><text:span text:style-name="T1"/></text:p>
      <text:p text:style-name="P1">Titre(s)<text:tab/>Entreprise<text:tab/>Contact<text:tab/>Adresse<text:tab/>CP<text:tab/>Ville<text:tab/>Pay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Helvetica, sans-serif, serif, EmojiFont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rgane Laborde</meta:initial-creator>
    <meta:creation-date>2017-08-15T14:41:05.07</meta:creation-date>
    <meta:document-statistic meta:table-count="0" meta:image-count="0" meta:object-count="0" meta:page-count="1" meta:paragraph-count="3" meta:word-count="62" meta:character-count="356"/>
    <dc:date>2017-08-15T15:22:10.60</dc:date>
    <dc:creator>Morgane Laborde</dc:creator>
    <meta:editing-duration>PT13M56S</meta:editing-duration>
    <meta:editing-cycles>1</meta:editing-cycles>
    <meta:generator>OpenOffice/4.1.1$Win32 OpenOffice.org_project/411m6$Build-9775</meta:generator>
  </office:meta>
</office:document-meta>
</file>